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Basic Roman" svg:font-family="'Basic Roman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Basic Roman1" svg:font-family="'Basic Roman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Ubuntu" officeooo:rsid="000fba7d" officeooo:paragraph-rsid="000fba7d"/>
    </style:style>
    <style:style style:name="P2" style:family="paragraph" style:parent-style-name="Footer">
      <style:text-properties style:font-name="Noto Sans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officeooo:paragraph-rsid="001a5d92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officeooo:rsid="0042779b" officeooo:paragraph-rsid="0042779b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 fo:break-before="page"/>
    </style:style>
    <style:style style:name="P9" style:family="paragraph" style:parent-style-name="Text_20_body">
      <style:paragraph-properties fo:line-height="150%"/>
      <style:text-properties style:font-name="Ubuntu" officeooo:rsid="002590e5" officeooo:paragraph-rsid="002590e5"/>
    </style:style>
    <style:style style:name="P10" style:family="paragraph" style:parent-style-name="Text_20_body">
      <style:paragraph-properties fo:line-height="150%"/>
      <style:text-properties style:font-name="Ubuntu" officeooo:rsid="0015671e" officeooo:paragraph-rsid="0015671e"/>
    </style:style>
    <style:style style:name="P11" style:family="paragraph" style:parent-style-name="Standard" style:list-style-name="L1">
      <style:paragraph-properties fo:margin-top="0in" fo:margin-bottom="0.0835in" loext:contextual-spacing="false" fo:line-height="150%">
        <style:tab-stops>
          <style:tab-stop style:position="0.25in"/>
        </style:tab-stops>
      </style:paragraph-properties>
      <style:text-properties style:font-name="Ubuntu" fo:font-size="12pt" style:font-size-asian="12pt" style:font-size-complex="12pt"/>
    </style:style>
    <style:style style:name="P12" style:family="paragraph" style:parent-style-name="Standard" style:list-style-name="L2">
      <style:paragraph-properties fo:margin-top="0in" fo:margin-bottom="0.0835in" loext:contextual-spacing="false" fo:line-height="150%"/>
      <style:text-properties style:font-name="Ubuntu" fo:font-size="12pt" style:font-size-asian="12pt" style:font-size-complex="12pt"/>
    </style:style>
    <style:style style:name="P13" style:family="paragraph" style:parent-style-name="Standard" style:list-style-name="L2">
      <style:paragraph-properties fo:margin-top="0in" fo:margin-bottom="0.0835in" loext:contextual-spacing="false" fo:line-height="150%"/>
      <style:text-properties style:font-name="Ubuntu" fo:font-size="12pt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14" style:family="paragraph" style:parent-style-name="Standard" style:list-style-name="L3">
      <style:paragraph-properties fo:margin-top="0in" fo:margin-bottom="0.0835in" loext:contextual-spacing="false" fo:line-height="150%"/>
      <style:text-properties style:font-name="Ubuntu" officeooo:rsid="0042779b" officeooo:paragraph-rsid="0042779b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officeooo:rsid="001a5d92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officeooo:paragraph-rsid="001a5d92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officeooo:rsid="0037e503" officeooo:paragraph-rsid="001a5d92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19" style:family="paragraph" style:parent-style-name="Standard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Ubuntu" fo:font-size="12pt" style:text-underline-style="solid" style:text-underline-type="double" style:text-underline-width="auto" style:text-underline-color="font-color" officeooo:paragraph-rsid="001a5d92" style:letter-kerning="false" fo:background-color="transparent" style:font-name-asian="Noto Sans2" style:font-size-asian="12pt" style:font-name-complex="Noto Sans2" style:font-size-complex="12pt" style:font-style-complex="italic" style:font-weight-complex="bold"/>
    </style:style>
    <style:style style:name="P20" style:family="paragraph" style:parent-style-name="Text_20_body">
      <style:paragraph-properties fo:line-height="150%"/>
      <style:text-properties officeooo:rsid="00593a12" officeooo:paragraph-rsid="00593a12"/>
    </style:style>
    <style:style style:name="P21" style:family="paragraph" style:parent-style-name="Heading_20_1">
      <style:paragraph-properties fo:line-height="150%"/>
      <style:text-properties style:font-name="Ubuntu"/>
    </style:style>
    <style:style style:name="P22" style:family="paragraph" style:parent-style-name="Heading_20_2">
      <style:text-properties style:font-name="Ubuntu"/>
    </style:style>
    <style:style style:name="P23" style:family="paragraph" style:parent-style-name="Heading_20_2">
      <style:paragraph-properties fo:line-height="150%"/>
      <style:text-properties style:font-name="Ubuntu"/>
    </style:style>
    <style:style style:name="P24" style:family="paragraph" style:parent-style-name="Heading_20_2">
      <style:paragraph-properties fo:line-height="150%"/>
      <style:text-properties style:font-name="Ubuntu" officeooo:rsid="002590e5" officeooo:paragraph-rsid="002590e5"/>
    </style:style>
    <style:style style:name="T1" style:family="text">
      <style:text-properties officeooo:rsid="000fba7d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4" style:family="text">
      <style:text-properties style:font-name="Ubuntu" fo:font-size="12pt" officeooo:rsid="0018d2b3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5" style:family="text">
      <style:text-properties style:font-name="Ubuntu" fo:font-size="12pt" officeooo:rsid="0022516e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6" style:family="text">
      <style:text-properties style:font-name="Ubuntu" fo:font-size="12pt" fo:font-weight="bold" style:letter-kerning="false" fo:background-color="transparent" loext:char-shading-value="0" style:font-name-asian="Noto Sans2" style:font-size-asian="12pt" style:font-weight-asian="bold" style:font-name-complex="Noto Sans2" style:font-size-complex="12pt" style:font-style-complex="italic" style:font-weight-complex="bold"/>
    </style:style>
    <style:style style:name="T7" style:family="text">
      <style:text-properties style:font-name="Ubuntu" fo:font-size="12pt" fo:background-color="transparent" loext:char-shading-value="0" style:font-size-asian="12pt" style:font-size-complex="12pt" style:font-style-complex="italic" style:font-weight-complex="bold"/>
    </style:style>
    <style:style style:name="T8" style:family="text">
      <style:text-properties style:font-name="Ubuntu" officeooo:rsid="005ccfbc"/>
    </style:style>
    <style:style style:name="T9" style:family="text">
      <style:text-properties style:font-name="Ubuntu" officeooo:rsid="005d7c51"/>
    </style:style>
    <style:style style:name="T10" style:family="text">
      <style:text-properties style:font-name="Ubuntu" officeooo:rsid="005e933c"/>
    </style:style>
    <style:style style:name="T11" style:family="text">
      <style:text-properties style:font-name="Ubuntu" fo:font-weight="bold" officeooo:rsid="005d7c51" style:font-weight-asian="bold" style:font-weight-complex="bold"/>
    </style:style>
    <style:style style:name="T12" style:family="text">
      <style:text-properties style:font-name="Ubuntu" fo:font-weight="normal" officeooo:rsid="005d7c51" style:font-weight-asian="normal" style:font-weight-complex="normal"/>
    </style:style>
    <style:style style:name="T13" style:family="text">
      <style:text-properties style:font-name="Ubuntu" fo:font-weight="normal" officeooo:rsid="005e933c" style:font-weight-asian="normal" style:font-weight-complex="normal"/>
    </style:style>
    <style:style style:name="T14" style:family="text">
      <style:text-properties style:font-name="Ubuntu" officeooo:rsid="00604538"/>
    </style:style>
    <style:style style:name="T15" style:family="text">
      <style:text-properties fo:font-weight="bold" style:letter-kerning="false" fo:background-color="transparent" loext:char-shading-value="0" style:font-name-asian="Noto Sans2" style:font-weight-asian="bold" style:font-name-complex="Noto Sans2" style:font-style-complex="italic" style:font-weight-complex="bold"/>
    </style:style>
    <style:style style:name="T16" style:family="text">
      <style:text-properties fo:font-weight="bold" officeooo:rsid="001a5d92" style:letter-kerning="false" fo:background-color="transparent" loext:char-shading-value="0" style:font-name-asian="Noto Sans2" style:font-weight-asian="bold" style:font-name-complex="Noto Sans2" style:font-style-complex="italic" style:font-weight-complex="bold"/>
    </style:style>
    <style:style style:name="T17" style:family="text">
      <style:text-properties fo:font-weight="bold" officeooo:rsid="002beed7" style:font-weight-asian="bold" style:font-weight-complex="bold"/>
    </style:style>
    <style:style style:name="T18" style:family="text">
      <style:text-properties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19" style:family="text">
      <style:text-properties officeooo:rsid="001a5d92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0" style:family="text">
      <style:text-properties officeooo:rsid="001bb5d8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1" style:family="text">
      <style:text-properties officeooo:rsid="001cc5ed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2" style:family="text">
      <style:text-properties officeooo:rsid="001d4ba5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3" style:family="text">
      <style:text-properties officeooo:rsid="0022516e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4" style:family="text">
      <style:text-properties officeooo:rsid="0037e503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5" style:family="text">
      <style:text-properties officeooo:rsid="003c1f87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6" style:family="text">
      <style:text-properties officeooo:rsid="003cbd79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7" style:family="text">
      <style:text-properties officeooo:rsid="003dace9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8" style:family="text">
      <style:text-properties officeooo:rsid="003f8ad7" style:letter-kerning="false" fo:background-color="transparent" loext:char-shading-value="0" style:font-name-asian="Noto Sans2" style:font-name-complex="Noto Sans2" style:font-style-complex="italic" style:font-weight-complex="bold"/>
    </style:style>
    <style:style style:name="T29" style:family="text">
      <style:text-properties fo:font-style="italic" style:letter-kerning="false" fo:background-color="transparent" loext:char-shading-value="0" style:font-name-asian="Noto Sans2" style:font-style-asian="italic" style:font-name-complex="Noto Sans2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bbf99" style:font-style-asian="italic" style:font-style-complex="italic"/>
    </style:style>
    <style:style style:name="T32" style:family="text">
      <style:text-properties fo:font-style="italic" fo:font-weight="bold" style:letter-kerning="false" fo:background-color="transparent" loext:char-shading-value="0" style:font-name-asian="Noto Sans2" style:font-style-asian="italic" style:font-weight-asian="bold" style:font-name-complex="Noto Sans2" style:font-style-complex="italic" style:font-weight-complex="bold"/>
    </style:style>
    <style:style style:name="T33" style:family="text">
      <style:text-properties fo:font-style="italic" fo:font-weight="normal" officeooo:rsid="002634fc" style:font-style-asian="italic" style:font-weight-asian="normal" style:font-style-complex="italic" style:font-weight-complex="normal"/>
    </style:style>
    <style:style style:name="T34" style:family="text">
      <style:text-properties fo:font-size="12pt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35" style:family="text">
      <style:text-properties fo:font-size="12pt" officeooo:rsid="0046235e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36" style:family="text">
      <style:text-properties fo:font-size="12pt" officeooo:rsid="00482b7c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37" style:family="text">
      <style:text-properties fo:font-size="12pt" officeooo:rsid="0050efdf" style:letter-kerning="false" fo:background-color="transparent" loext:char-shading-value="0" style:font-name-asian="Noto Sans2" style:font-size-asian="12pt" style:font-name-complex="Noto Sans2" style:font-size-complex="12pt" style:font-style-complex="italic" style:font-weight-complex="bold"/>
    </style:style>
    <style:style style:name="T38" style:family="text">
      <style:text-properties officeooo:rsid="0015671e"/>
    </style:style>
    <style:style style:name="T39" style:family="text">
      <style:text-properties officeooo:rsid="00159247"/>
    </style:style>
    <style:style style:name="T40" style:family="text">
      <style:text-properties officeooo:rsid="002634f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634fc" style:font-weight-asian="normal" style:font-weight-complex="normal"/>
    </style:style>
    <style:style style:name="T43" style:family="text">
      <style:text-properties fo:font-weight="normal" officeooo:rsid="002da5af" style:font-weight-asian="normal" style:font-weight-complex="normal"/>
    </style:style>
    <style:style style:name="T44" style:family="text">
      <style:text-properties fo:font-weight="normal" officeooo:rsid="002e1c2c" style:font-weight-asian="normal" style:font-weight-complex="normal"/>
    </style:style>
    <style:style style:name="T45" style:family="text">
      <style:text-properties fo:font-weight="normal" officeooo:rsid="00282fcb" style:font-weight-asian="normal" style:font-weight-complex="normal"/>
    </style:style>
    <style:style style:name="T46" style:family="text">
      <style:text-properties officeooo:rsid="002a4fed"/>
    </style:style>
    <style:style style:name="T47" style:family="text">
      <style:text-properties officeooo:rsid="002beed7"/>
    </style:style>
    <style:style style:name="T48" style:family="text">
      <style:text-properties officeooo:rsid="002d41c9"/>
    </style:style>
    <style:style style:name="T49" style:family="text">
      <style:text-properties style:text-position="super 58%"/>
    </style:style>
    <style:style style:name="T50" style:family="text">
      <style:text-properties officeooo:rsid="004a5c31"/>
    </style:style>
    <style:style style:name="T51" style:family="text">
      <style:text-properties style:text-position="0% 100%" officeooo:rsid="0057437b"/>
    </style:style>
    <style:style style:name="T52" style:family="text">
      <style:text-properties officeooo:rsid="00510570"/>
    </style:style>
    <style:style style:name="T53" style:family="text">
      <style:text-properties officeooo:rsid="005743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T38">Lab #1 - </text:span>Units and Teamwork</text:h>
      <text:p text:style-name="P20"><text:span text:style-name="T2">Created </text:span><text:span text:style-name="T14">o</text:span><text:span text:style-name="T2">n: 31 July 2019</text:span></text:p>
      <text:p text:style-name="P20"><text:span text:style-name="T13">B</text:span><text:span text:style-name="T2">y: Samuel Bechara, PhD</text:span></text:p>
      <text:h text:style-name="P23" text:outline-level="2">Technical Objectives</text:h>
      <text:p text:style-name="P10">In this lab, the goal will to be to get aquainted with your classmates and the resources available with your computer lab. <text:span text:style-name="T39">That means we are going to:</text:span></text:p>
      <text:list xml:id="list1354366082" text:style-name="L1">
        <text:list-item>
          <text:p text:style-name="P11"><text:span text:style-name="T29">Recognize</text:span><text:span text:style-name="T18"> resources available to undergraduate engineering students.</text:span></text:p>
        </text:list-item>
        <text:list-item>
          <text:p text:style-name="P11"><text:span text:style-name="T29">Brainstorm </text:span><text:span text:style-name="T18">ways to relate units to real world scenarios.</text:span></text:p>
        </text:list-item>
        <text:list-item>
          <text:p text:style-name="P11"><text:span text:style-name="T29">Estimate </text:span><text:span text:style-name="T18">based on known amounts of units.</text:span></text:p>
        </text:list-item>
        <text:list-item>
          <text:p text:style-name="P11"><text:span text:style-name="T29">Perform </text:span><text:span text:style-name="T18">unit conversions and calculations.</text:span></text:p>
        </text:list-item>
      </text:list>
      <text:h text:style-name="P24" text:outline-level="2">The Basics – <text:span text:style-name="T46">CSU ENS</text:span></text:h>
      <text:p text:style-name="P9">One of the interesting things about how CSU’s<text:span text:style-name="T30"> </text:span><text:span text:style-name="T31">Engineering</text:span><text:span text:style-name="T30"> </text:span>network is setup is that you can log into any engineering computer and have the exact same computer session. <text:span text:style-name="T47">We have our own IT department, </text:span><text:span text:style-name="T17">E</text:span><text:span text:style-name="T47">ngineering </text:span><text:span text:style-name="T17">N</text:span><text:span text:style-name="T47">etwork </text:span><text:span text:style-name="T17">S</text:span><text:span text:style-name="T47">ervices (ENS).</text:span> You can think of this like google drive but instead of just having <text:span text:style-name="T48">a</text:span> document in the cloud, <text:span text:style-name="T48">your</text:span> entire Windows desktop session is in the cloud. This has some advantages <text:span text:style-name="T40">and disadvantages. The good news is that you can </text:span><text:span text:style-name="T33">rely</text:span><text:span text:style-name="T42"> on this account. CSU has good </text:span><text:span text:style-name="T43">nextwork </text:span><text:span text:style-name="T42">security </text:span><text:span text:style-name="T43">protocols in place</text:span><text:span text:style-name="T42"> to prevent hackers and they also regularly back up the hard drives. </text:span><text:span text:style-name="T44">That means</text:span><text:span text:style-name="T42"> as long as your homework / papers / etc are stored on your U: drive, you are safe </text:span><text:span text:style-name="T44">(and don’t have an excuse when your homework is late)</text:span><text:span text:style-name="T42">. The downside is that all that safety means you have to jump through a few hoops to </text:span><text:span text:style-name="T45">access this if you are off campus. Overall, it is worth your time to learn these tools and how they work.</text:span></text:p>
      <text:p text:style-name="P8"><text:span text:style-name="T4">L</text:span><text:span text:style-name="T3">og into </text:span><text:span text:style-name="T4">your</text:span><text:span text:style-name="T3"> </text:span><text:span text:style-name="T6">Engineering</text:span><text:span text:style-name="T3"> account, which brings up </text:span><text:span text:style-name="T4">the</text:span><text:span text:style-name="T3"> thin client home. If </text:span><text:span text:style-name="T4">you</text:span><text:span text:style-name="T3"> do not have one set up, do so at (or google): </text:span><text:span text:style-name="Internet_20_link"><text:span text:style-name="T7">https://www.engr.colostate.edu/ens/info/accountinfo/</text:span></text:span></text:p>
      <text:p text:style-name="P3"><text:span text:style-name="T19">C</text:span><text:span text:style-name="T18">heck that </text:span><text:span text:style-name="T19">your</text:span><text:span text:style-name="T18"> thin client is mapped to the printers in the lab. </text:span><text:span text:style-name="T19">You</text:span><text:span text:style-name="T18"> can map printers in other labs (if the one </text:span><text:span text:style-name="T19">you</text:span><text:span text:style-name="T18"> are in has a broken printer). </text:span><text:span text:style-name="T19">Find your</text:span><text:span text:style-name="T18"> printing credits.</text:span></text:p>
      <text:p text:style-name="P15"/>
      <text:p text:style-name="P3"><text:span text:style-name="T19">R</text:span><text:span text:style-name="T18">esearch virtual lab at (or google):</text:span></text:p>
      <text:p text:style-name="P7"><text:span text:style-name="Internet_20_link"><text:span text:style-name="T7">https://www.engr.colostate.edu/ens/tools/virtuallab/</text:span></text:span></text:p>
      <text:p text:style-name="P19"/>
      <text:p text:style-name="P17">Things to note about virtual lab:</text:p>
      <text:p text:style-name="P4"><text:span text:style-name="T15">You must either be connected to the </text:span><text:a xlink:type="simple" xlink:href="https://www.engr.colostate.edu/ens/how/connect/vpn.html" text:style-name="Internet_20_link" text:visited-style-name="Visited_20_Internet_20_Link"><text:span text:style-name="T15">CSU network through a VPN</text:span></text:a><text:span text:style-name="T15"> </text:span><text:span text:style-name="T32">or</text:span><text:span text:style-name="T15"> </text:span><text:span text:style-name="T16">b</text:span><text:span text:style-name="T15">e on campus</text:span><text:span text:style-name="T18">. This will bring up the same thin client </text:span><text:span text:style-name="T20">you</text:span><text:span text:style-name="T18"> are currently working on (can print, save to U drive, etc.) </text:span><text:span text:style-name="T24">regaurdless of where you are in the world.</text:span></text:p>
      <text:p text:style-name="P18"/>
      <text:p text:style-name="P3"><text:span text:style-name="T21">O</text:span><text:span text:style-name="T18">pen up </text:span><text:span text:style-name="T21">your</text:span><text:span text:style-name="T18"> U drive and </text:span><text:span text:style-name="T21">check it out</text:span><text:span text:style-name="T18"> at (or google):</text:span></text:p>
      <text:p text:style-name="P7"><text:span text:style-name="Internet_20_link"><text:span text:style-name="T7">https://www.engr.colostate.edu/ens/how/connect/mapdrives.html</text:span></text:span></text:p>
      <text:p text:style-name="P5">Things to note about the U drive:</text:p>
      <text:list xml:id="list2825965617" text:style-name="L2">
        <text:list-item>
          <text:p text:style-name="P12"><text:span text:style-name="T21">You</text:span><text:span text:style-name="T18"> can access the U drive off campus by connecting to a VPN then mapping the drive. </text:span><text:span text:style-name="T22">(Detailed information can be found on the ENS website).</text:span></text:p>
        </text:list-item>
        <text:list-item>
          <text:p text:style-name="P13">The U drive is backed up.</text:p>
        </text:list-item>
        <text:list-item>
          <text:p text:style-name="P12"><text:span text:style-name="T18">It is </text:span><text:span text:style-name="T15">NOT</text:span><text:span text:style-name="T18"> unlimited.</text:span></text:p>
        </text:list-item>
      </text:list>
      <text:p text:style-name="P5"/>
      <text:p text:style-name="P3"><text:span text:style-name="T18">Finally </text:span><text:span text:style-name="T23">you should note </text:span><text:span text:style-name="T18">that ENS is a good resource and more can be found at (or google):</text:span></text:p>
      <text:p text:style-name="P7"><text:a xlink:type="simple" xlink:href="https://www.engr.colostate.edu/ens/" text:style-name="Internet_20_link" text:visited-style-name="Visited_20_Internet_20_Link"><text:span text:style-name="Internet_20_link"><text:span text:style-name="T7">https://www.engr.colostate.edu/ens/</text:span></text:span></text:a><text:span text:style-name="Internet_20_link"><text:span text:style-name="T3"> </text:span></text:span><text:span text:style-name="T5">As engineers, we </text:span><text:span text:style-name="T3">have better resources than most other undergraduates on campus, so make sure </text:span><text:span text:style-name="T5">to utilize this resource!</text:span></text:p>
      <text:h text:style-name="P22" text:outline-level="2"><text:soft-page-break/>Teamwork Assignment – What is a Joule?</text:h>
      <text:p text:style-name="P3"><text:span text:style-name="T25">When you are instructed, your TA or LA will</text:span><text:span text:style-name="T18"> break </text:span><text:span text:style-name="T25">your lab </text:span><text:span text:style-name="T18">up into teams of two (or three). </text:span><text:span text:style-name="T26">Your group</text:span><text:span text:style-name="T18"> will </text:span><text:span text:style-name="T26">then </text:span><text:span text:style-name="T18">select one item from the “box of real world items”. <text:s/></text:span><text:span text:style-name="T26">Your group</text:span><text:span text:style-name="T18"> will have to use that item to answer the questions “What is a Newton?”, “What is a Joule?”, and “What is a Watt?” </text:span><text:span text:style-name="T26">You will get</text:span><text:span text:style-name="T18"> at most 15 minutes to answer these questions and </text:span><text:span text:style-name="T27">the TA or LA will select</text:span><text:span text:style-name="T18"> two groups to present in front of the laboratory. </text:span><text:span text:style-name="T27">You</text:span><text:span text:style-name="T18"> should be </text:span><text:span text:style-name="T27">able </text:span><text:span text:style-name="T18">to do this </text:span><text:span text:style-name="T27">estimation </text:span><text:span text:style-name="T18">without a calculator! </text:span><text:span text:style-name="T29">This is an estimation assignment</text:span><text:span text:style-name="T18">. </text:span><text:span text:style-name="T28">The TA/ LA will r</text:span><text:span text:style-name="T18">ecord the answers on the board (ex: “one Joule is stretching this band ten centimeters”).</text:span></text:p>
      <text:h text:style-name="P22" text:outline-level="2">Estimations and Conversions</text:h>
      <text:p text:style-name="P6"><text:span text:style-name="T34">After the teamwork assingment, work with your team to answer the following questions. </text:span><text:span text:style-name="T35">It may require you and your teammates to look up equations and concepts that were not explicitly covered in class. </text:span><text:span text:style-name="T37">[</text:span><text:span text:style-name="T36">Hint in </text:span><text:span text:style-name="T37">brackets]</text:span></text:p>
      <text:list xml:id="list3576687806" text:style-name="L3">
        <text:list-item>
          <text:p text:style-name="P14"><text:bookmark text:name="_GoBack"/>How much energy is lost over the course of 1 km to wind resistance travelling at 80 mph versus 50 mph on the highway if the difference in resistance is 2 N/m<text:span text:style-name="T49">2</text:span>. You are driving a large truck which has a profile of 3 m<text:span text:style-name="T49">2</text:span> in area. Give the answer in Joules. <text:span text:style-name="T52">[Work]</text:span></text:p>
        </text:list-item>
        <text:list-item>
          <text:p text:style-name="P14">How many Watts are required to raise a baseball against Earth's gravity when a major league baseball player hits a home run? Assume a baseball has a mass of 150 g and it takes 1 second to reach a maximum height of 30 m. <text:span text:style-name="T50">[Power]</text:span></text:p>
        </text:list-item>
        <text:list-item>
          <text:p text:style-name="P14">What is the pressure applied to a surface if an object with mass of 5 kg is placed on a rectangle of area 10 mm squared? Use the appropriate prefix.</text:p>
        </text:list-item>
        <text:list-item>
          <text:p text:style-name="P14">How many GJ (Giga Joules) are applied to a rocket over the first 50 ft with mass of 5,000,000 lbm? Assume the acceleration due to gravity over the 50 ft does not change.</text:p>
        </text:list-item>
        <text:list-item>
          <text:p text:style-name="P14">What are the <text:span text:style-name="T41">dimensions</text:span> of flowrate if it is given in gal/sec (gallons per second)? <text:span text:style-name="T53">[</text:span>acceleration in m/s<text:span text:style-name="T49">2</text:span> would be L/T<text:span text:style-name="T49">2</text:span><text:span text:style-name="T51">]</text:span></text:p>
        </text:list-item>
        <text:list-item>
          <text:p text:style-name="P14">Convert 28 mpg (miles per gallon) to m/L (meters per liter).</text:p>
        </text:list-item>
        <text:list-item>
          <text:p text:style-name="P14"><text:soft-page-break/>Darcy's Law characterizes the rate of flow of a fluid through a porous medium (like water through soil or a sponge). It is given as the following: </text:p>
          <text:p text:style-name="P14"><draw:frame draw:style-name="fr1" draw:name="Object1" text:anchor-type="as-char" svg:y="-0.1484in" svg:width="1.0429in" svg:height="0.1902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4">Where Q is volumetric flow rare in L/sec, A is area in m^2, P is pressure in Pa, <text:s/>is viscosity in Pa-sec, and L is length in m. What are the units of permeability 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Basic Roman" svg:font-family="'Basic Roman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Basic Roman1" svg:font-family="'Basic Roman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style:line-height-at-least="0in" fo:text-align="start" style:justify-single-word="false" fo:hyphenation-ladder-count="no-limit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Basic Roman" fo:font-family="'Basic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Basic Roman1" style:font-family-asian="'Basic Roman'" style:font-family-generic-asian="system" style:font-pitch-asian="variable" style:font-size-asian="12pt" style:language-asian="en" style:country-asian="US" style:font-style-asian="normal" style:font-weight-asian="normal" style:font-name-complex="Basic Roman1" style:font-family-complex="'Basic Roman'" style:font-family-generic-complex="system" style:font-pitch-complex="variable" style:font-size-complex="12pt" style:language-complex="en" style:country-complex="US" style:text-scale="100%" text:display="true" fo:hyphenate="true" fo:hyphenation-remain-char-count="2" fo:hyphenation-push-char-count="2"/>
    </style:style>
    <style:style style:name="ListLabel_20_1" style:display-name="ListLabel 1" style:family="text">
      <style:text-properties style:font-name="Noto Sans1" fo:font-family="'Noto Sans'" style:font-family-generic="roman" style:font-pitch="variable" fo:font-size="11pt" fo:font-weight="bold"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2" style:display-name="ListLabel 2" style:family="text">
      <style:text-properties style:font-name="Noto Sans1" fo:font-family="'Noto Sans'" style:font-family-generic="roman" style:font-pitch="variable" fo:font-size="11pt" fo:font-weight="bold"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3" style:display-name="ListLabel 3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4" style:display-name="ListLabel 4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5" style:display-name="ListLabel 5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6" style:display-name="ListLabel 6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7" style:display-name="ListLabel 7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8" style:display-name="ListLabel 8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9" style:display-name="ListLabel 9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0" style:display-name="ListLabel 10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1" style:display-name="ListLabel 11" style:family="text">
      <style:text-properties style:font-name="Noto Sans1" fo:font-family="'Noto Sans'" style:font-family-generic="roman" style:font-pitch="variable" fo:font-size="11pt" fo:font-weight="bold"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2" style:display-name="ListLabel 12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3" style:display-name="ListLabel 13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4" style:display-name="ListLabel 14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5" style:display-name="ListLabel 15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6" style:display-name="ListLabel 16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7" style:display-name="ListLabel 17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8" style:display-name="ListLabel 18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ListLabel_20_19" style:display-name="ListLabel 19" style:family="text">
      <style:text-properties style:font-name-asian="Noto Sans2" style:font-family-asian="'Noto Sans'" style:font-family-generic-asian="system" style:font-pitch-asian="variable" style:font-name-complex="Noto Sans2" style:font-family-complex="'Noto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'Noto Sans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fo:font-family="'Noto Sans'" style:font-style-name="Regular" style:font-pitch="variable"/>
      </text:list-level-style-bullet>
      <text:list-level-style-bullet text:level="3" text:style-name="ListLabel_20_4" style:num-suffix="§" text:bullet-char="§">
        <style:list-level-properties text:list-level-position-and-space-mode="label-alignment">
          <style:list-level-label-alignment text:label-followed-by="listtab" fo:margin-left="1.25in"/>
        </style:list-level-properties>
        <style:text-properties fo:font-family="'Noto Sans'" style:font-style-name="Regular" style:font-pitch="variable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'Noto Sans'" style:font-style-name="Regular" style:font-pitch="variable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fo:font-family="'Noto Sans'" style:font-style-name="Regular" style:font-pitch="variable"/>
      </text:list-level-style-bullet>
      <text:list-level-style-bullet text:level="6" text:style-name="ListLabel_20_7" style:num-suffix="§" text:bullet-char="§">
        <style:list-level-properties text:list-level-position-and-space-mode="label-alignment">
          <style:list-level-label-alignment text:label-followed-by="listtab" fo:margin-left="2.75in"/>
        </style:list-level-properties>
        <style:text-properties fo:font-family="'Noto Sans'" style:font-style-name="Regular" style:font-pitch="variable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'Noto Sans'" style:font-style-name="Regular" style:font-pitch="variable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fo:font-family="'Noto Sans'" style:font-style-name="Regular" style:font-pitch="variable"/>
      </text:list-level-style-bullet>
      <text:list-level-style-bullet text:level="9" text:style-name="ListLabel_20_10" style:num-suffix="§" text:bullet-char="§">
        <style:list-level-properties text:list-level-position-and-space-mode="label-alignment">
          <style:list-level-label-alignment text:label-followed-by="listtab" fo:margin-left="4.25in"/>
        </style:list-level-properties>
        <style:text-properties fo:font-family="'Noto San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fo:font-family="'Noto Sans'" style:font-style-name="Regular" style:font-pitch="variable"/>
      </text:list-level-style-bullet>
      <text:list-level-style-bullet text:level="3" text:style-name="ListLabel_20_13" style:num-suffix="§" text:bullet-char="§">
        <style:list-level-properties text:list-level-position-and-space-mode="label-alignment">
          <style:list-level-label-alignment text:label-followed-by="listtab" fo:margin-left="1.25in"/>
        </style:list-level-properties>
        <style:text-properties fo:font-family="'Noto Sans'" style:font-style-name="Regular" style:font-pitch="variable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'Noto Sans'" style:font-style-name="Regular" style:font-pitch="variable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fo:font-family="'Noto Sans'" style:font-style-name="Regular" style:font-pitch="variable"/>
      </text:list-level-style-bullet>
      <text:list-level-style-bullet text:level="6" text:style-name="ListLabel_20_16" style:num-suffix="§" text:bullet-char="§">
        <style:list-level-properties text:list-level-position-and-space-mode="label-alignment">
          <style:list-level-label-alignment text:label-followed-by="listtab" fo:margin-left="2.75in"/>
        </style:list-level-properties>
        <style:text-properties fo:font-family="'Noto Sans'" style:font-style-name="Regular" style:font-pitch="variable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'Noto Sans'" style:font-style-name="Regular" style:font-pitch="variable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fo:font-family="'Noto Sans'" style:font-style-name="Regular" style:font-pitch="variable"/>
      </text:list-level-style-bullet>
      <text:list-level-style-bullet text:level="9" text:style-name="ListLabel_20_19" style:num-suffix="§" text:bullet-char="§">
        <style:list-level-properties text:list-level-position-and-space-mode="label-alignment">
          <style:list-level-label-alignment text:label-followed-by="listtab" fo:margin-left="4.25in"/>
        </style:list-level-properties>
        <style:text-properties fo:font-family="'Noto San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Ubuntu" officeooo:rsid="000fba7d" officeooo:paragraph-rsid="000fba7d"/>
    </style:style>
    <style:style style:name="MP2" style:family="paragraph" style:parent-style-name="Footer">
      <style:text-properties style:font-name="Noto Sans"/>
    </style:style>
    <style:style style:name="MT1" style:family="text">
      <style:text-properties officeooo:rsid="000fba7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ECH 103 <text:tab/><text:tab/>Lab #1</text:p>
      </style:header>
      <style:footer>
        <text:p text:style-name="MP2"><text:tab/><text:tab/><text:span text:style-name="MT1">Page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08:35.628263136</meta:creation-date>
    <dc:date>2019-07-31T22:49:50.201976007</dc:date>
    <meta:editing-duration>PT39M47S</meta:editing-duration>
    <meta:editing-cycles>72</meta:editing-cycles>
    <meta:generator>LibreOffice/6.2.5.2$Linux_X86_64 LibreOffice_project/20$Build-2</meta:generator>
    <meta:document-statistic meta:table-count="0" meta:image-count="0" meta:object-count="1" meta:page-count="4" meta:paragraph-count="40" meta:word-count="898" meta:character-count="4931" meta:non-whitespace-character-count="4077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row>
          <mrow>
            <mo stretchy="false">−</mo>
            <mi mathvariant="italic">kAP</mi>
          </mrow>
          <mo stretchy="false">/</mo>
          <mi>μ</mi>
        </mrow>
      </mrow>
      <mi>L</mi>
    </mrow>
    <annotation encoding="StarMath 5.0">Q = -kAP/ { %mu }L</annotation>
  </semantics>
</math>
</file>